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n 1 February 2014, 3 hours into a ride, was traversing a slightly inclined gravel road in third gear at approximately 90kph under throttle when two lights simultaneously illuminated:</text:p>
      <text:p text:style-name="Standard"/>
      <text:list xml:id="list18074443711" text:style-name="L1">
        <text:list-item>
          <text:p text:style-name="P5"><text:bookmark-start text:name="__DdeLink__30_2041893088"/>Engine Management Malfunction Light<text:bookmark-end text:name="__DdeLink__30_2041893088"/></text:p>
        </text:list-item>
        <text:list-item>
          <text:p text:style-name="P5">ABS Warning Light</text:p>
        </text:list-item>
      </text:list>
      <text:p text:style-name="Standard"/>
      <text:p text:style-name="Standard">Immediately the ABS stopped working to both wheels as I could lock them under brakes. I then came to a stop and turned off the ignition, then restarted the engine. The ABS Warning Light came on and was flashing (unlike previously when it was permanently on) and the Engine Management Malfunction Light also remained on. I then reached about 40kph and tested the brakes. The ABS was not working at all to either wheel as they would both lock under braking.</text:p>
      <text:p text:style-name="Standard"/>
      <text:p text:style-name="Standard">After a couple of minutes with the engine running and riding at a slow pace, the ABS warning light turned off and the ABS started working again (preventing wheel lock). The Engine Management Malfunction Light did not turn off at any time. After several engine/ignition restarts, the Engine Management Malfunction Light continues to stay permanently on.</text:p>
      <text:p text:style-name="Standard"/>
      <text:p text:style-name="Standard">I then rode home for approximately 60km and without any other incident, however the Engine Management Malfunction Light continues to remain 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2-01T16:57:34" text:fixed="true">1 February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2M52S</meta:editing-duration>
    <meta:editing-cycles>12</meta:editing-cycles>
    <meta:generator>LibreOffice/3.5$Linux_X86_64 LibreOffice_project/350m1$Build-2</meta:generator>
    <meta:initial-creator>Tony Morris</meta:initial-creator>
    <dc:date>2014-02-07T18:33:11</dc:date>
    <dc:creator>Tony Morris</dc:creator>
    <meta:document-statistic meta:table-count="0" meta:image-count="0" meta:object-count="0" meta:page-count="1" meta:paragraph-count="15" meta:word-count="230" meta:character-count="1415" meta:non-whitespace-character-count="1198"/>
  </office:meta>
</office:document-meta>
</file>